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8" style:family="table-column">
      <style:table-column-properties fo:break-before="auto" style:column-width="14.01mm"/>
    </style:style>
    <style:style style:name="co39" style:family="table-column">
      <style:table-column-properties fo:break-before="auto" style:column-width="4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2" style:family="table-cell" style:parent-style-name="Default"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8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9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9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outline="false" style:text-line-through-style="none" style:text-line-through-type="none" style:font-name="Liberation Sans" fo:font-size="7.5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7.5pt" style:language-asian="zh" style:country-asian="CN" style:font-style-asian="normal" style:font-weight-asian="bold" style:font-name-complex="FreeSans" style:font-size-complex="7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7.5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7.5pt" style:language-asian="zh" style:country-asian="CN" style:font-style-asian="normal" style:font-weight-asian="bold" style:font-name-complex="FreeSans" style:font-size-complex="7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2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2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5" table:number-rows-spanned="1">
            <text:p>∞. BÓG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80"/>
          <table:covered-table-cell table:style-name="ce83"/>
          <table:table-cell table:style-name="ce8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83"/>
          <table:table-cell table:style-name="ce88" table:number-columns-repeated="1011"/>
        </table:table-row>
        <table:table-row table:style-name="ro1">
          <table:table-cell table:style-name="ce66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66"/>
          <table:table-cell table:style-name="ce69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>
            <text:p>WIEDZA</text:p>
          </table:table-cell>
          <table:table-cell table:style-name="ce66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66"/>
          <table:table-cell table:style-name="ce89" table:number-columns-repeated="1011"/>
        </table:table-row>
        <table:table-row table:style-name="ro2">
          <table:table-cell table:style-name="ce67" office:value-type="string" calcext:value-type="string" table:number-columns-spanned="3" table:number-rows-spanned="1">
            <text:p><text:s/>ZAWIERZENIE I CREDO</text:p>
          </table:table-cell>
          <table:covered-table-cell table:style-name="ce67"/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4" office:value-type="string" calcext:value-type="string">
            <text:p>T+I+II+III</text:p>
          </table:table-cell>
          <table:table-cell table:style-name="ce85" table:number-columns-spanned="4" table:number-rows-spanned="1"/>
          <table:covered-table-cell table:number-columns-repeated="3" table:style-name="ce71"/>
          <table:table-cell table:number-columns-repeated="1011"/>
        </table:table-row>
        <table:table-row table:style-name="ro2">
          <table:table-cell table:style-name="ce67" office:value-type="string" calcext:value-type="string" table:number-columns-spanned="3" table:number-rows-spanned="1">
            <text:p><text:s/>NARODZINY</text:p>
          </table:table-cell>
          <table:covered-table-cell table:style-name="ce67"/>
          <table:covered-table-cell table:style-name="ce76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68" office:value-type="string" calcext:value-type="string" table:number-columns-spanned="12" table:number-rows-spanned="1">
            <text:p>J. SAKRAMENTY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covered-table-cell table:number-columns-repeated="5" table:style-name="ce83"/>
          <table:table-cell table:number-columns-repeated="1011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2" table:number-rows-spanned="1">
            <text:p>NAZWA SAKRAMENTU</text:p>
          </table:table-cell>
          <table:covered-table-cell table:style-name="ce66"/>
          <table:table-cell table:style-name="ce69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6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66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CHRZEST ŚWIĘTY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SPOWIEDŹ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KOMUNIA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BIERZMOWANIE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NAMASZCZENIE CHORYCH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KAPŁA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67" office:value-type="string" calcext:value-type="string" table:number-columns-spanned="2" table:number-rows-spanned="1">
            <text:p><text:s/>MAŁŻE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65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covered-table-cell table:number-columns-repeated="5" table:style-name="ce83"/>
          <table:table-cell table:number-columns-repeated="1011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66" office:value-type="string" calcext:value-type="string">
            <text:p>POSIADANE IMIONA</text:p>
          </table:table-cell>
          <table:table-cell table:style-name="ce66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9"/>
          <table:covered-table-cell table:style-name="ce6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2" table:number-rows-spanned="1">
            <text:p>A. PATRONI OBROŃCY</text:p>
          </table:table-cell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9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4"/>
          <table:table-cell table:style-name="ce69" office:value-type="string" calcext:value-type="string">
            <text:p>PISMO</text:p>
            <text:p>ŚWIĘTE</text:p>
          </table:table-cell>
          <table:table-cell table:style-name="ce69" office:value-type="string" calcext:value-type="string">
            <text:p>MOD-</text:p>
            <text:p>LITWA</text:p>
          </table:table-cell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72"/>
        <table:table-column table:style-name="co12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3" table:default-cell-style-name="ce72"/>
        <table:table-column table:style-name="co14" table:number-columns-repeated="2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74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>
            <text:p>PEŁNA NAZWA ŚWIĘTA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9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9"/>
          <table:table-cell table:style-name="ce89"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2" table:number-rows-spanned="1">
            <text:p>C. MIEJSCA</text:p>
          </table:table-cell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>
            <text:p>TYP I NAZWA MIEJSCA</text:p>
          </table:table-cell>
          <table:table-cell table:style-name="ce69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9"/>
          <table:covered-table-cell table:style-name="ce94"/>
          <table:covered-table-cell table:number-columns-repeated="2" table:style-name="ce69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8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MIEJSCA</text:p>
          </table:table-cell>
          <table:table-cell table:style-name="ce69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9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94" office:value-type="string" calcext:value-type="string">
            <text:p>INFORM.</text:p>
            <text:p>DODATK.</text:p>
          </table:table-cell>
          <table:table-cell table:style-name="ce73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94"/>
          <table:covered-table-cell table:style-name="ce69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MIEJSCA</text:p>
          </table:table-cell>
          <table:table-cell table:style-name="ce69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9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9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72"/>
        <table:table-column table:style-name="co7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9" table:default-cell-style-name="ce72"/>
        <table:table-column table:style-name="co9" table:number-columns-repeated="3" table:default-cell-style-name="ce72"/>
        <table:table-column table:style-name="co8" table:number-columns-repeated="1013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F. ADORACJE U PATRONA</text:p>
          </table:table-cell>
          <table:covered-table-cell table:style-name="ce68"/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8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73" office:value-type="string" calcext:value-type="string">
            <text:p>NUMER</text:p>
            <text:p>ŚWIĄTYNI /</text:p>
            <text:p>OŁTARZA</text:p>
          </table:table-cell>
          <table:table-cell table:style-name="ce69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9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94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73"/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1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9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I</text:p>
            <text:p>ŚWIĘTA</text:p>
          </table:table-cell>
          <table:table-cell table:style-name="ce69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.</text:p>
            <text:p>W INT.</text:p>
            <text:p>PAP.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4" table:default-cell-style-name="ce72"/>
        <table:table-column table:style-name="co14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H. RELIKWIE I GROBY</text:p>
          </table:table-cell>
          <table:covered-table-cell table:style-name="ce68"/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8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6" office:value-type="string" calcext:value-type="string">
            <text:p>NAZWA PATRONA</text:p>
          </table:table-cell>
          <table:table-cell table:style-name="ce69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>
            <text:p>NUMER</text:p>
            <text:p>MIEJSCA</text:p>
          </table:table-cell>
          <table:table-cell table:style-name="ce69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4" table:number-columns-repeated="3" table:default-cell-style-name="ce72"/>
        <table:table-column table:style-name="co8" table:number-columns-repeated="1009" table:default-cell-style-name="ce72"/>
        <table:table-row table:style-name="ro1">
          <table:table-cell table:style-name="ce98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4"/>
          <table:covered-table-cell table:style-name="ce77"/>
          <table:covered-table-cell table:number-columns-repeated="3" table:style-name="ce80"/>
          <table:covered-table-cell table:style-name="ce77"/>
          <table:table-cell table:style-name="ce77" office:value-type="string" calcext:value-type="string">
            <text:p>WŁAŚCICIEL:</text:p>
          </table:table-cell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09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6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9"/>
          <table:table-cell table:style-name="ce73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9"/>
          <table:table-cell table:style-name="ce89"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90"/>
          <table:table-cell table:style-name="ce91" table:number-columns-repeated="2"/>
          <table:table-cell table:style-name="ce92"/>
          <table:table-cell table:style-name="ce99" office:value-type="string" calcext:value-type="string">
            <text:p>PT</text:p>
          </table:table-cell>
          <table:table-cell table:style-name="ce91" table:number-columns-repeated="2"/>
          <table:table-cell table:style-name="ce9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8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4"/>
          <table:covered-table-cell table:style-name="ce77"/>
          <table:covered-table-cell table:number-columns-repeated="3" table:style-name="ce80"/>
          <table:covered-table-cell table:number-columns-repeated="2" table:style-name="ce77"/>
          <table:covered-table-cell table:style-name="ce85"/>
          <table:covered-table-cell table:number-columns-repeated="2" table:style-name="ce74"/>
          <table:covered-table-cell table:style-name="ce88"/>
          <table:table-cell table:number-columns-repeated="1009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6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9"/>
          <table:table-cell table:style-name="ce73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9"/>
          <table:table-cell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8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9" table:default-cell-style-name="ce72"/>
        <table:table-column table:style-name="co14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MIEJSCA</text:p>
          </table:table-cell>
          <table:table-cell table:style-name="ce69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69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72"/>
        <table:table-column table:style-name="co30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8" table:default-cell-style-name="ce72"/>
        <table:table-column table:style-name="co1" table:default-cell-style-name="ce72"/>
        <table:table-column table:style-name="co8" table:number-columns-repeated="1009" table:default-cell-style-name="ce72"/>
        <table:table-row table:style-name="ro1">
          <table:table-cell table:style-name="ce68" office:value-type="string" calcext:value-type="string" table:number-columns-spanned="6" table:number-rows-spanned="1">
            <text:p>L. SZKAPLERZE</text:p>
          </table:table-cell>
          <table:covered-table-cell table:style-name="ce68"/>
          <table:covered-table-cell table:number-columns-repeated="4" table:style-name="ce74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style-name="ce74"/>
          <table:covered-table-cell table:style-name="ce93"/>
          <table:covered-table-cell table:style-name="ce74"/>
          <table:table-cell table:style-name="ce88" table:number-columns-repeated="1009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>
            <text:p>NAZWA SZKAPLERZA</text:p>
          </table:table-cell>
          <table:table-cell table:style-name="ce69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73" office:value-type="string" calcext:value-type="string">
            <text:p>NUMERY</text:p>
            <text:p>PATRONÓW</text:p>
            <text:p>I ŚWIĄT</text:p>
          </table:table-cell>
          <table:table-cell table:style-name="ce69" office:value-type="string" calcext:value-type="string">
            <text:p>INFORMACJE</text:p>
            <text:p>DODATKOWE</text:p>
          </table:table-cell>
          <table:table-cell table:style-name="ce73" office:value-type="string" calcext:value-type="string">
            <text:p>MODLITWA</text:p>
            <text:p>SZKAPLE-</text:p>
            <text:p>RZA</text:p>
          </table:table-cell>
          <table:table-cell table:style-name="ce89"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99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M. OSOBY</text:p>
          </table:table-cell>
          <table:covered-table-cell table:style-name="ce74"/>
          <table:covered-table-cell table:style-name="ce77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 table:number-columns-spanned="2" table:number-rows-spanned="1">
            <text:p>PEŁNE NAZWISKO LUB NAZWA OSOBY</text:p>
          </table:table-cell>
          <table:covered-table-cell table:style-name="ce69"/>
          <table:table-cell table:style-name="ce66" office:value-type="string" calcext:value-type="string" table:number-columns-spanned="7" table:number-rows-spanned="1">
            <text:p>INFORMACJE DODATKOWE</text:p>
          </table:table-cell>
          <table:covered-table-cell table:style-name="ce66"/>
          <table:covered-table-cell table:number-columns-repeated="2" table:style-name="ce69"/>
          <table:covered-table-cell table:style-name="ce94"/>
          <table:covered-table-cell table:number-columns-repeated="2" table:style-name="ce69"/>
          <table:table-cell table:style-name="ce89"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100" table:number-columns-spanned="7" table:number-rows-spanned="1"/>
          <table:covered-table-cell table:style-name="ce100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 table:number-columns-spanned="7" table:number-rows-spanned="1"/>
          <table:covered-table-cell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1" table:default-cell-style-name="ce72"/>
        <table:table-column table:style-name="co14" table:default-cell-style-name="ce72"/>
        <table:table-column table:style-name="co32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MIEJSCA</text:p>
          </table:table-cell>
          <table:table-cell table:style-name="ce69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9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ITWA</text:p>
            <text:p>KOŃCO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33" table:default-cell-style-name="ce72"/>
        <table:table-column table:style-name="co22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O. CYTATY</text:p>
          </table:table-cell>
          <table:covered-table-cell table:style-name="ce68"/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8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6" office:value-type="string" calcext:value-type="string">
            <text:p>CYTAT PATRONA</text:p>
          </table:table-cell>
          <table:table-cell table:style-name="ce69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9"/>
          <table:table-cell table:style-name="ce9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2" table:number-rows-spanned="1">
            <text:p>P. BIALI PATRONI</text:p>
          </table:table-cell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9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<text:span text:style-name="T16">CHWAŁA NA WYSOKOŚCI (C)</text:span></text:p>
            <text:p><text:span text:style-name="T16">MODLITWA DO PATRONA (M)</text:span></text:p>
            <text:p/>
          </table:table-cell>
          <table:covered-table-cell table:style-name="ce73"/>
          <table:covered-table-cell table:style-name="ce69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3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103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1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68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9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9" office:value-type="string" calcext:value-type="string">
            <text:p>NUMER</text:p>
            <text:p>ZAKONU</text:p>
          </table:table-cell>
          <table:table-cell table:style-name="ce69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4" table:default-cell-style-name="ce72"/>
        <table:table-column table:style-name="co33" table:default-cell-style-name="ce72"/>
        <table:table-column table:style-name="co22" table:default-cell-style-name="ce72"/>
        <table:table-column table:style-name="co8" table:number-columns-repeated="1013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S. SELFIE Z PATRONEM</text:p>
          </table:table-cell>
          <table:covered-table-cell table:style-name="ce68"/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style-name="ce8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UMER</text:p>
            <text:p>PATRONA</text:p>
          </table:table-cell>
          <table:table-cell table:style-name="ce66" office:value-type="string" calcext:value-type="string">
            <text:p>NAZWA PATRONA</text:p>
          </table:table-cell>
          <table:table-cell table:style-name="ce69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9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2" table:number-rows-spanned="1">
            <text:p>T. PATRONI OPIEKUNOWIE</text:p>
          </table:table-cell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9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94"/>
          <table:covered-table-cell table:style-name="ce69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35" table:default-cell-style-name="ce72"/>
        <table:table-column table:style-name="co14" table:default-cell-style-name="ce72"/>
        <table:table-column table:style-name="co36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2" table:number-rows-spanned="1">
            <text:p>U. PATRONI ORĘDOWNICY</text:p>
          </table:table-cell>
          <table:covered-table-cell table:style-name="ce74"/>
          <table:table-cell table:style-name="ce77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9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9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6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9"/>
          <table:table-cell table:style-name="ce73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9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default-cell-style-name="ce72"/>
        <table:table-column table:style-name="co39" table:default-cell-style-name="ce72"/>
        <table:table-column table:style-name="co9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Z. ZAKONY</text:p>
          </table:table-cell>
          <table:covered-table-cell table:style-name="ce74"/>
          <table:covered-table-cell table:style-name="ce77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 table:number-columns-spanned="2" table:number-rows-spanned="1">
            <text:p>PEŁNA NAZWA ZAKONU</text:p>
          </table:table-cell>
          <table:covered-table-cell table:style-name="ce69"/>
          <table:table-cell table:style-name="ce66" office:value-type="string" calcext:value-type="string">
            <text:p>SIGLUM</text:p>
          </table:table-cell>
          <table:table-cell table:style-name="ce69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9"/>
          <table:covered-table-cell table:style-name="ce94"/>
          <table:covered-table-cell table:style-name="ce69"/>
          <table:table-cell table:style-name="ce94" office:value-type="string" calcext:value-type="string">
            <text:p>WIEDZA</text:p>
          </table:table-cell>
          <table:table-cell table:style-name="ce89"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2" table:number-rows-spanned="1"/>
          <table:covered-table-cell table:style-name="ce85"/>
          <table:table-cell table:style-name="ce85"/>
          <table:table-cell table:style-name="ce8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68" office:value-type="string" calcext:value-type="string" table:number-columns-spanned="3" table:number-rows-spanned="1">
            <text:p><text:span text:style-name="T10">＊</text:span>. PRZYPISY</text:p>
          </table:table-cell>
          <table:covered-table-cell table:style-name="ce74"/>
          <table:covered-table-cell table:style-name="ce77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66" office:value-type="string" calcext:value-type="string">
            <text:p>NR</text:p>
          </table:table-cell>
          <table:table-cell table:style-name="ce66" office:value-type="string" calcext:value-type="string" table:number-columns-spanned="9" table:number-rows-spanned="1">
            <text:p>KOMENTARZ</text:p>
          </table:table-cell>
          <table:covered-table-cell table:style-name="ce69"/>
          <table:covered-table-cell table:number-columns-repeated="2" table:style-name="ce66"/>
          <table:covered-table-cell table:number-columns-repeated="2" table:style-name="ce69"/>
          <table:covered-table-cell table:style-name="ce94"/>
          <table:covered-table-cell table:number-columns-repeated="2" table:style-name="ce69"/>
          <table:table-cell table:style-name="ce89"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style-name="ce85"/>
          <table:covered-table-cell table:number-columns-repeated="2" table:style-name="ce100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85" table:number-columns-spanned="9" table:number-rows-spanned="1"/>
          <table:covered-table-cell table:number-columns-repeated="3" table:style-name="ce8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17">YB. </text:span><text:span text:style-name="T18">OSIĄGNIĘCIE:</text:span><text:span text:style-name="T19"> </text:span><text:span text:style-name="T20">PATRONI IMION MOICH NAJBLIŻSZYCH</text:span>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table-cell table:style-name="ce77" office:value-type="string" calcext:value-type="string" table:number-columns-spanned="2" table:number-rows-spanned="1">
            <text:p>WŁAŚCICIEL:</text:p>
          </table:table-cell>
          <table:covered-table-cell table:style-name="ce83" office:value-type="string" calcext:value-type="string">
            <text:p>pl.MyPatrons.org</text:p>
          </table:covered-table-cell>
          <table:table-cell table:style-name="ce8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83"/>
          <table:table-cell table:style-name="ce83" table:number-columns-repeated="3"/>
          <table:table-cell table:style-name="ce88" table:number-columns-repeated="1008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66" office:value-type="string" calcext:value-type="string">
            <text:p>POSIADANE IMIONA</text:p>
          </table:table-cell>
          <table:table-cell table:style-name="ce66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9"/>
          <table:covered-table-cell table:style-name="ce6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17">YC. </text:span><text:span text:style-name="T20">OSIĄGNIĘCIE:</text:span><text:span text:style-name="T19"> </text:span><text:span text:style-name="T21">APOSTOŁOWIE</text:span>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table-cell table:style-name="ce77" office:value-type="string" calcext:value-type="string" table:number-columns-spanned="2" table:number-rows-spanned="1">
            <text:p>WŁAŚCICIEL:</text:p>
          </table:table-cell>
          <table:covered-table-cell table:style-name="ce83" office:value-type="string" calcext:value-type="string">
            <text:p>pl.MyPatrons.org</text:p>
          </table:covered-table-cell>
          <table:table-cell table:style-name="ce8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83"/>
          <table:table-cell table:style-name="ce83" table:number-columns-repeated="3"/>
          <table:table-cell table:style-name="ce88" table:number-columns-repeated="1008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66"/>
          <table:covered-table-cell table:number-columns-repeated="3" table:style-name="ce69"/>
          <table:covered-table-cell table:style-name="ce6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70" office:value-type="float" office:value="1" calcext:value-type="float">
            <text:p>1</text:p>
          </table:table-cell>
          <table:table-cell table:style-name="ce139" office:value-type="string" calcext:value-type="string" table:number-columns-spanned="7" table:number-rows-spanned="1">
            <text:p><text:s/>PIOTR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7" table:number-rows-spanned="1">
            <text:p><text:s/>ANDRZ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7" table:number-rows-spanned="1">
            <text:p><text:s/>JAKUB (WIĘK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7" table:number-rows-spanned="1">
            <text:p><text:s/>JA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5" calcext:value-type="float">
            <text:p>5</text:p>
          </table:table-cell>
          <table:table-cell table:style-name="ce67" office:value-type="string" calcext:value-type="string" table:number-columns-spanned="7" table:number-rows-spanned="1">
            <text:p><text:s/>FILIP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6" calcext:value-type="float">
            <text:p>6</text:p>
          </table:table-cell>
          <table:table-cell table:style-name="ce67" office:value-type="string" calcext:value-type="string" table:number-columns-spanned="7" table:number-rows-spanned="1">
            <text:p><text:s/>BARTŁOM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7" calcext:value-type="float">
            <text:p>7</text:p>
          </table:table-cell>
          <table:table-cell table:style-name="ce139" office:value-type="string" calcext:value-type="string" table:number-columns-spanned="7" table:number-rows-spanned="1">
            <text:p><text:s/>TOMA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8" calcext:value-type="float">
            <text:p>8</text:p>
          </table:table-cell>
          <table:table-cell table:style-name="ce67" office:value-type="string" calcext:value-type="string" table:number-columns-spanned="7" table:number-rows-spanned="1">
            <text:p><text:s/>MAT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9" calcext:value-type="float">
            <text:p>9</text:p>
          </table:table-cell>
          <table:table-cell table:style-name="ce67" office:value-type="string" calcext:value-type="string" table:number-columns-spanned="7" table:number-rows-spanned="1">
            <text:p><text:s/>SZYMO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0" calcext:value-type="float">
            <text:p>10</text:p>
          </table:table-cell>
          <table:table-cell table:style-name="ce67" office:value-type="string" calcext:value-type="string" table:number-columns-spanned="7" table:number-rows-spanned="1">
            <text:p><text:s/>JAKUB (MNIEJ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1" calcext:value-type="float">
            <text:p>11</text:p>
          </table:table-cell>
          <table:table-cell table:style-name="ce67" office:value-type="string" calcext:value-type="string" table:number-columns-spanned="7" table:number-rows-spanned="1">
            <text:p><text:s/>JUDA TAD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2" calcext:value-type="float">
            <text:p>12</text:p>
          </table:table-cell>
          <table:table-cell table:style-name="ce67" office:value-type="string" calcext:value-type="string" table:number-columns-spanned="7" table:number-rows-spanned="1">
            <text:p><text:s/>MAC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8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17">YD. </text:span><text:span text:style-name="T20">OSIĄGNIĘCIE:</text:span><text:span text:style-name="T19"> </text:span><text:span text:style-name="T21">ŚWIĘTA RODZINA</text:span>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table-cell table:style-name="ce77" office:value-type="string" calcext:value-type="string" table:number-columns-spanned="2" table:number-rows-spanned="1">
            <text:p>WŁAŚCICIEL:</text:p>
          </table:table-cell>
          <table:covered-table-cell table:style-name="ce83" office:value-type="string" calcext:value-type="string">
            <text:p>pl.MyPatrons.org</text:p>
          </table:covered-table-cell>
          <table:table-cell table:style-name="ce8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83"/>
          <table:table-cell table:style-name="ce83" table:number-columns-repeated="3"/>
          <table:table-cell table:style-name="ce88" table:number-columns-repeated="1008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66"/>
          <table:covered-table-cell table:number-columns-repeated="3" table:style-name="ce69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67" office:value-type="string" calcext:value-type="string" table:number-columns-spanned="6" table:number-rows-spanned="1">
            <text:p><text:s/>JEZUS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0" office:value-type="string" calcext:value-type="string" table:number-columns-spanned="4" table:number-rows-spanned="1">
            <text:p>II</text:p>
          </table:table-cell>
          <table:covered-table-cell table:number-columns-repeated="3" table:style-name="ce70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6" table:number-rows-spanned="1">
            <text:p><text:s/>MARI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6" table:number-rows-spanned="1">
            <text:p><text:s/>JÓZEF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6" table:number-rows-spanned="1">
            <text:p><text:s/>ŚWIĘTA RODZIN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/>
          <table:table-cell table:number-columns-repeated="4" table:style-name="ce15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65" office:value-type="string" calcext:value-type="string" table:number-columns-spanned="12" table:number-rows-spanned="1">
            <text:p><text:span text:style-name="T17">YE. </text:span><text:span text:style-name="T20">OSIĄGNIĘCIE:</text:span><text:span text:style-name="T19"> </text:span><text:span text:style-name="T21">EWANGELIŚCI</text:span>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covered-table-cell table:style-name="ce77"/>
          <table:covered-table-cell table:number-columns-repeated="2" table:style-name="ce83"/>
          <table:covered-table-cell table:style-name="ce124"/>
          <table:covered-table-cell table:style-name="ce83"/>
          <table:table-cell table:number-columns-repeated="1011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66"/>
          <table:covered-table-cell table:number-columns-repeated="3" table:style-name="ce69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67" office:value-type="string" calcext:value-type="string" table:number-columns-spanned="7" table:number-rows-spanned="1">
            <text:p><text:s/>MATEUSZ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7" table:number-rows-spanned="1">
            <text:p><text:s/>MAREK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7" table:number-rows-spanned="1">
            <text:p><text:s/>ŁUKASZ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7" table:number-rows-spanned="1">
            <text:p><text:s/>JAN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65" office:value-type="string" calcext:value-type="string" table:number-columns-spanned="12" table:number-rows-spanned="1">
            <text:p><text:span text:style-name="T17">YF. </text:span><text:span text:style-name="T20">OSIĄGNIĘCIE:</text:span><text:span text:style-name="T19"> </text:span><text:span text:style-name="T21">ANIOŁOWIE</text:span></text:p>
          </table:table-cell>
          <table:covered-table-cell table:style-name="ce85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number-columns-repeated="2" table:style-name="ce71"/>
          <table:covered-table-cell table:number-columns-repeated="3" table:style-name="ce87"/>
          <table:table-cell table:number-columns-repeated="1011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66"/>
          <table:covered-table-cell table:number-columns-repeated="3" table:style-name="ce69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67" office:value-type="string" calcext:value-type="string" table:number-columns-spanned="7" table:number-rows-spanned="1">
            <text:p><text:s/>ARCHANIOŁ MICHAŁ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7" table:number-rows-spanned="1">
            <text:p><text:s/>ARCHANIOŁ GABRIEL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7" table:number-rows-spanned="1">
            <text:p><text:s/>ARCHANIOŁ RAFAŁ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7" table:number-rows-spanned="1">
            <text:p><text:s/>WSZYSCY ŚWIĘCI (ANIOŁOWIE)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5" calcext:value-type="float">
            <text:p>5</text:p>
          </table:table-cell>
          <table:table-cell table:style-name="ce67" office:value-type="string" calcext:value-type="string" table:number-columns-spanned="7" table:number-rows-spanned="1">
            <text:p><text:s/>ANIOŁOWIE STRÓŻOWIE</text:p>
          </table:table-cell>
          <table:covered-table-cell table:style-name="ce67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8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17">Y_. </text:span><text:span text:style-name="T20">OSIĄGNIĘCIE:</text:span><text:span text:style-name="T19"> </text:span><text:span text:style-name="T21">SZABLON</text:span></text:p>
          </table:table-cell>
          <table:covered-table-cell table:style-name="ce68"/>
          <table:covered-table-cell table:style-name="ce74"/>
          <table:covered-table-cell table:style-name="ce77"/>
          <table:covered-table-cell table:style-name="ce80"/>
          <table:covered-table-cell table:style-name="ce77"/>
          <table:covered-table-cell table:style-name="ce80"/>
          <table:table-cell table:style-name="ce77" office:value-type="string" calcext:value-type="string" table:number-columns-spanned="2" table:number-rows-spanned="1">
            <text:p>WŁAŚCICIEL:</text:p>
          </table:table-cell>
          <table:covered-table-cell table:style-name="ce83" office:value-type="string" calcext:value-type="string">
            <text:p>pl.MyPatrons.org</text:p>
          </table:covered-table-cell>
          <table:table-cell table:style-name="ce8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83"/>
          <table:table-cell table:number-columns-repeated="3"/>
          <table:table-cell table:style-name="ce88" table:number-columns-repeated="1008"/>
        </table:table-row>
        <table:table-row table:style-name="ro1">
          <table:table-cell table:style-name="ce69" office:value-type="string" calcext:value-type="string">
            <text:p>KOLEJNY</text:p>
            <text:p>NUMER</text:p>
          </table:table-cell>
          <table:table-cell table:style-name="ce66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66"/>
          <table:covered-table-cell table:number-columns-repeated="3" table:style-name="ce69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8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.00.0000</text:date>, <text:time style:data-style-name="N2" text:time-value="12:14:41.1645891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24T12:14:56.706029745</dc:date>
    <dc:creator>Andrzej Precz</dc:creator>
    <meta:editing-duration>PT23H40M36S</meta:editing-duration>
    <meta:editing-cycles>446</meta:editing-cycles>
    <meta:document-statistic meta:table-count="26" meta:cell-count="891" meta:object-count="0"/>
  </office:meta>
</office:document-meta>
</file>